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59676"/>
    </style:style>
    <style:style style:name="T3" style:family="text">
      <style:text-properties officeooo:rsid="0016f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7de9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10:01:31.355762221</dc:date>
    <meta:editing-duration>PT14M5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78" meta:non-whitespace-character-count="349"/>
  </office:meta>
</office:document-meta>
</file>